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Predicate.NotPredicate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Predicate.evaluat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tPredicate.getInstance( Predicate predic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tPredicate.get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